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0.264cm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style-name="Italic" style:font-family-generic="roman" style:font-pitch="variable" fo:font-size="13pt"/>
    </style:style>
    <style:style style:name="P3" style:family="paragraph">
      <style:text-properties fo:font-size="16pt"/>
    </style:style>
    <style:style style:name="P4" style:family="paragraph">
      <style:text-properties fo:font-family="'Times New Roman'" style:font-style-name="Italic" style:font-family-generic="roman" style:font-pitch="variable" fo:font-size="16pt" fo:font-style="italic" style:font-size-asian="13pt" style:font-style-asian="italic" style:font-size-complex="13pt" style:font-style-complex="italic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3pt" fo:font-style="normal" style:font-style-asian="normal" style:font-style-complex="normal"/>
    </style:style>
    <style:style style:name="T4" style:family="text">
      <style:text-properties fo:font-family="'Times New Roman'" style:font-style-name="Italic" style:font-family-generic="roman" style:font-pitch="variable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3.466cm" svg:y1="7.806cm" svg:x2="4.233cm" svg:y2="6.932cm" svg:d="M3466 7806l767-874">
          <text:p/>
        </draw:connector>
        <draw:connector draw:style-name="gr1" draw:text-style-name="P1" xml:id="id2" draw:id="id2" draw:layer="layout" draw:type="line" svg:x1="4.233cm" svg:y1="6.932cm" svg:x2="4.709cm" svg:y2="7.356cm" draw:start-shape="id1" draw:start-glue-point="3" svg:d="M4233 6932l476 424">
          <text:p/>
        </draw:connector>
        <draw:connector draw:style-name="gr1" draw:text-style-name="P1" xml:id="id5" draw:id="id5" draw:layer="layout" draw:type="line" svg:x1="4.709cm" svg:y1="7.356cm" svg:x2="5.132cm" svg:y2="6.483cm" draw:start-shape="id2" draw:start-glue-point="3" svg:d="M4709 7356l423-873">
          <text:p/>
        </draw:connector>
        <draw:connector draw:style-name="gr1" draw:text-style-name="P1" draw:layer="layout" draw:type="line" svg:x1="5.767cm" svg:y1="6.192cm" svg:x2="6.138cm" svg:y2="6.8cm" draw:start-shape="id3" draw:start-glue-point="3" draw:end-shape="id4" draw:end-glue-point="2" svg:d="M5767 6192l371 608">
          <text:p/>
        </draw:connector>
        <draw:connector draw:style-name="gr1" draw:text-style-name="P1" xml:id="id4" draw:id="id4" draw:layer="layout" draw:type="line" svg:x1="6.138cm" svg:y1="6.8cm" svg:x2="7.011cm" svg:y2="5.054cm" svg:d="M6138 6800l873-1746">
          <text:p/>
        </draw:connector>
        <draw:frame draw:style-name="gr2" draw:text-style-name="P2" draw:layer="layout" svg:width="0.916cm" svg:height="0.876cm" svg:x="3.113cm" svg:y="7.758cm">
          <draw:text-box>
            <text:p><text:span text:style-name="T1">X</text:span><text:span text:style-name="T2">0</text:span></text:p>
          </draw:text-box>
        </draw:frame>
        <draw:frame draw:style-name="gr2" draw:text-style-name="P2" draw:layer="layout" svg:width="0.916cm" svg:height="0.876cm" svg:x="4.413cm" svg:y="7.358cm">
          <draw:text-box>
            <text:p><text:span text:style-name="T1">X</text:span><text:span text:style-name="T3">1</text:span></text:p>
          </draw:text-box>
        </draw:frame>
        <draw:connector draw:style-name="gr1" draw:text-style-name="P1" xml:id="id3" draw:id="id3" draw:layer="layout" draw:type="line" svg:x1="5.132cm" svg:y1="6.483cm" svg:x2="5.767cm" svg:y2="6.192cm" draw:start-shape="id5" draw:start-glue-point="3" svg:d="M5132 6483l635-291">
          <text:p/>
        </draw:connector>
        <draw:frame draw:style-name="gr2" draw:text-style-name="P2" draw:layer="layout" svg:width="0.916cm" svg:height="0.876cm" svg:x="5.413cm" svg:y="5.458cm">
          <draw:text-box>
            <text:p><text:span text:style-name="T1">X</text:span><text:span text:style-name="T3">2</text:span></text:p>
          </draw:text-box>
        </draw:frame>
        <draw:connector draw:style-name="gr1" draw:text-style-name="P1" xml:id="id6" draw:id="id6" draw:layer="layout" draw:type="line" svg:x1="7.011cm" svg:y1="5.054cm" svg:x2="7.302cm" svg:y2="5.821cm" draw:start-shape="id4" draw:start-glue-point="3" svg:d="M7011 5054l291 767">
          <text:p/>
        </draw:connector>
        <draw:connector draw:style-name="gr1" draw:text-style-name="P1" draw:layer="layout" draw:type="line" svg:x1="7.302cm" svg:y1="5.821cm" svg:x2="8.043cm" svg:y2="4.551cm" draw:start-shape="id6" draw:start-glue-point="3" svg:d="M7302 5821l741-1270">
          <text:p/>
        </draw:connector>
        <draw:frame draw:style-name="gr2" draw:text-style-name="P2" draw:layer="layout" svg:width="0.916cm" svg:height="0.876cm" svg:x="7.013cm" svg:y="5.758cm">
          <draw:text-box>
            <text:p><text:span text:style-name="T1">X</text:span><text:span text:style-name="T3">3</text:span></text:p>
          </draw:text-box>
        </draw:frame>
        <draw:frame draw:style-name="gr2" draw:text-style-name="P2" draw:layer="layout" svg:width="0.916cm" svg:height="0.876cm" svg:x="7.613cm" svg:y="3.758cm">
          <draw:text-box>
            <text:p><text:span text:style-name="T1">X</text:span><text:span text:style-name="T3">4</text:span></text:p>
          </draw:text-box>
        </draw:frame>
        <draw:connector draw:style-name="gr3" draw:text-style-name="P1" xml:id="id7" draw:id="id7" draw:layer="layout" draw:type="line" svg:x1="3.189cm" svg:y1="8.493cm" svg:x2="8.269cm" svg:y2="8.493cm" svg:d="M3189 8493h5080">
          <text:p/>
        </draw:connector>
        <draw:connector draw:style-name="gr3" draw:text-style-name="P1" draw:layer="layout" draw:type="line" svg:x1="3.189cm" svg:y1="8.493cm" svg:x2="3.189cm" svg:y2="4.04cm" draw:start-shape="id7" draw:start-glue-point="2" svg:d="M3189 8493v-4453">
          <text:p/>
        </draw:connector>
        <draw:frame draw:style-name="gr4" draw:text-style-name="P4" draw:layer="layout" svg:width="0.659cm" svg:height="0.89cm" svg:x="7.785cm" svg:y="7.612cm">
          <draw:text-box>
            <text:p text:style-name="P3"><text:span text:style-name="T4">t</text:span></text:p>
          </draw:text-box>
        </draw:frame>
        <draw:frame draw:style-name="gr4" draw:text-style-name="P4" draw:layer="layout" svg:width="0.845cm" svg:height="0.89cm" svg:x="3.24cm" svg:y="3.875cm">
          <draw:text-box>
            <text:p text:style-name="P3"><text:span text:style-name="T4">X</text:span></text:p>
          </draw:text-box>
        </draw:frame>
        <draw:circle draw:style-name="gr5" draw:text-style-name="P1" draw:layer="layout" svg:width="0.127cm" svg:height="0.127cm" svg:x="3.402cm" svg:y="7.758cm">
          <text:p/>
        </draw:circle>
        <draw:circle draw:style-name="gr5" draw:text-style-name="P1" draw:layer="layout" svg:width="0.127cm" svg:height="0.127cm" svg:x="4.658cm" svg:y="7.35cm">
          <text:p/>
        </draw:circle>
        <draw:circle draw:style-name="gr5" draw:text-style-name="P1" draw:layer="layout" svg:width="0.127cm" svg:height="0.127cm" svg:x="5.699cm" svg:y="6.156cm">
          <text:p/>
        </draw:circle>
        <draw:circle draw:style-name="gr5" draw:text-style-name="P1" draw:layer="layout" svg:width="0.127cm" svg:height="0.127cm" svg:x="7.248cm" svg:y="5.801cm">
          <text:p/>
        </draw:circle>
        <draw:circle draw:style-name="gr5" draw:text-style-name="P1" draw:layer="layout" svg:width="0.127cm" svg:height="0.127cm" svg:x="8.01cm" svg:y="4.454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1-04-02T07:13:40.03</meta:creation-date>
    <dc:date>2021-04-02T16:20:44.89</dc:date>
    <dc:creator>Loc Nguyen</dc:creator>
    <meta:editing-duration>PT29M51S</meta:editing-duration>
    <meta:editing-cycles>7</meta:editing-cycles>
    <meta:generator>OpenOffice/4.1.2$Win32 OpenOffice.org_project/412m3$Build-9782</meta:generator>
    <meta:document-statistic meta:object-count="22"/>
  </office:meta>
</office:document-meta>
</file>